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Benton Sans" svg:font-family="'Benton Sans', 'Helvetica Neue', Helvetica, Roboto, Arial,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OpenSymbol" svg:font-family="OpenSymbol"/>
    <style:font-face style:name="Roboto" svg:font-family="Roboto, Arial, sans-serif"/>
    <style:font-face style:name="Roboto1" svg:font-family="Roboto, sans-serif"/>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ans-serif"/>
    <style:font-face style:name="inherit" svg:font-family="inherit"/>
    <style:font-face style:name="q serif" svg:font-family="'q serif', Georgia, Times, 'Times New Roman', 'Hiragino Kaku Gothic Pro', Meiryo, 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007in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007in solid #000000"/>
    </style:style>
    <style:style style:name="Table1" style:family="table">
      <style:table-properties style:width="6.5521in" fo:margin-left="0in" fo:margin-right="0.3729in" table:align="margins"/>
    </style:style>
    <style:style style:name="Table1.A" style:family="table-column">
      <style:table-column-properties style:column-width="6.3229in" style:rel-column-width="63242*"/>
    </style:style>
    <style:style style:name="Table1.B" style:family="table-column">
      <style:table-column-properties style:column-width="0.2292in" style:rel-column-width="229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007in solid #000000"/>
    </style:style>
    <style:style style:name="Table7" style:family="table">
      <style:table-properties style:width="6.925in" table:align="left"/>
    </style:style>
    <style:style style:name="Table7.A" style:family="table-column">
      <style:table-column-properties style:column-width="0.4028in"/>
    </style:style>
    <style:style style:name="Table7.B" style:family="table-column">
      <style:table-column-properties style:column-width="6.5222in"/>
    </style:style>
    <style:style style:name="Table7.A1" style:family="table-cell">
      <style:table-cell-properties style:vertical-align="middle" fo:padding="0.0194in" fo:border="none"/>
    </style:style>
    <style:style style:name="P1" style:family="paragraph" style:parent-style-name="Standard">
      <style:paragraph-properties fo:margin-left="0in" fo:margin-right="0in" fo:orphans="2" fo:widows="2" fo:text-indent="0in" style:auto-text-indent="false"/>
    </style:style>
    <style:style style:name="P2" style:family="paragraph" style:parent-style-name="Standard">
      <style:paragraph-properties fo:margin-left="0in" fo:margin-right="0in" fo:orphans="2" fo:widows="2" fo:text-indent="0in" style:auto-text-indent="false"/>
      <style:text-properties fo:color="#c5000b" fo:font-size="16pt" fo:font-weight="bold" style:font-size-asian="16pt" style:font-weight-asian="bold" style:font-size-complex="16pt" style:font-weight-complex="bold"/>
    </style:style>
    <style:style style:name="P3" style:family="paragraph" style:parent-style-name="Standard">
      <style:paragraph-properties fo:margin-left="0in" fo:margin-right="0in" fo:orphans="2" fo:widows="2" fo:text-indent="0in" style:auto-text-indent="false"/>
      <style:text-properties fo:color="#c5000b" fo:font-size="18pt" fo:font-weight="bold" style:font-size-asian="18pt" style:font-weight-asian="bold" style:font-size-complex="18pt" style:font-weight-complex="bold"/>
    </style:style>
    <style:style style:name="P4" style:family="paragraph" style:parent-style-name="Standard">
      <style:paragraph-properties fo:margin-left="0in" fo:margin-right="0in" fo:orphans="2" fo:widows="2" fo:text-indent="0in" style:auto-text-indent="false"/>
      <style:text-properties fo:color="#006600"/>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arial" fo:font-size="9pt" fo:letter-spacing="normal" fo:font-style="normal" fo:font-weight="normal"/>
    </style:style>
    <style:style style:name="P6" style:family="paragraph" style:parent-style-name="Standard">
      <style:paragraph-properties fo:margin-left="0in" fo:margin-right="0in" fo:orphans="2" fo:widows="2" fo:text-indent="0in" style:auto-text-indent="false"/>
      <style:text-properties fo:font-variant="normal" fo:text-transform="none" fo:color="#111111" style:font-name="Roboto" fo:font-size="10.5pt" fo:letter-spacing="normal" fo:font-style="normal" fo:font-weight="normal"/>
    </style:style>
    <style:style style:name="P7" style:family="paragraph" style:parent-style-name="Standard">
      <style:paragraph-properties fo:margin-left="0in" fo:margin-right="0in" fo:orphans="2" fo:widows="2" fo:text-indent="0in" style:auto-text-indent="false"/>
      <style:text-properties fo:font-variant="normal" fo:text-transform="none" style:font-name="Source Sans Pro" fo:font-size="11.25pt" fo:letter-spacing="normal" fo:font-style="normal" fo:font-weight="normal"/>
    </style:style>
    <style:style style:name="P8" style:family="paragraph" style:parent-style-name="Standard">
      <style:paragraph-properties fo:margin-left="0in" fo:margin-right="0in" fo:orphans="2" fo:widows="2" fo:text-indent="0in" style:auto-text-indent="false"/>
      <style:text-properties fo:color="#ff0000" fo:font-size="18pt" fo:font-weight="bold" style:font-size-asian="18pt" style:font-weight-asian="bold" style:font-size-complex="18pt" style:font-weight-complex="bold"/>
    </style:style>
    <style:style style:name="P9" style:family="paragraph" style:parent-style-name="Standard">
      <style:paragraph-properties fo:margin-left="0in" fo:margin-right="0in" fo:orphans="2" fo:widows="2" fo:text-indent="0in" style:auto-text-indent="false"/>
      <style:text-properties fo:color="#ff0000" fo:font-size="16pt" fo:font-weight="bold" style:font-size-asian="16pt" style:font-weight-asian="bold" style:font-size-complex="16pt" style:font-weight-complex="bold"/>
    </style:style>
    <style:style style:name="P10" style:family="paragraph" style:parent-style-name="Standard">
      <style:paragraph-properties fo:margin-left="0in" fo:margin-right="0in" fo:orphans="2" fo:widows="2" fo:text-indent="0in" style:auto-text-indent="false"/>
      <style:text-properties fo:color="#ff3333" fo:font-size="18pt" fo:font-weight="bold" style:font-size-asian="18pt" style:font-weight-asian="bold" style:font-size-complex="18pt" style:font-weight-complex="bold"/>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q serif" fo:font-size="11.25pt" fo:letter-spacing="normal" fo:font-style="normal" fo:font-weight="normal"/>
    </style:style>
    <style:style style:name="P13"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q serif" fo:font-size="11.25pt" fo:letter-spacing="normal" fo:font-style="normal" fo:font-weight="bold"/>
    </style:style>
    <style:style style:name="P14" style:family="paragraph" style:parent-style-name="Text_20_body">
      <style:paragraph-properties fo:margin-left="0in" fo:margin-right="0in" fo:margin-top="0in" fo:margin-bottom="0in" fo:orphans="2" fo:widows="2" fo:text-indent="0in" style:auto-text-indent="false" fo:padding="0in" fo:border="none"/>
      <style:text-properties fo:font-variant="normal" fo:text-transform="none" fo:color="#333333" style:font-name="q serif" fo:font-size="12pt" fo:letter-spacing="normal" fo:font-style="normal" fo:font-weight="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45494e" style:font-name="Helvetica Neue" fo:font-size="12pt" fo:letter-spacing="normal" fo:font-style="normal" fo:font-weight="bold" style:font-size-asian="12pt" style:font-weight-asian="bold" style:font-size-complex="12pt" style:font-weight-complex="bold"/>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00ccff" style:font-name="Helvetica Neue" fo:font-size="12pt" fo:letter-spacing="normal" fo:font-style="normal" fo:font-weight="bold" style:font-size-asian="12pt" style:font-weight-asian="bold" style:font-size-complex="12pt" style:font-weight-complex="bold"/>
    </style:style>
    <style:style style:name="P17" style:family="paragraph" style:parent-style-name="Table_20_Contents">
      <style:paragraph-properties fo:margin-left="0in" fo:margin-right="0in" fo:margin-top="0in" fo:margin-bottom="0in" fo:line-height="130%" fo:text-indent="0in" style:auto-text-indent="false" fo:padding="0in" fo:border="none"/>
      <style:text-properties style:font-name="inherit" fo:font-size="11.25pt"/>
    </style:style>
    <style:style style:name="P18" style:family="paragraph" style:parent-style-name="Table_20_Contents">
      <style:paragraph-properties fo:margin-left="0in" fo:margin-right="0in" fo:margin-top="0in" fo:margin-bottom="0in" fo:line-height="130%" fo:text-indent="0in" style:auto-text-indent="false" fo:padding="0in" fo:border="none"/>
    </style:style>
    <style:style style:name="P19" style:family="paragraph" style:parent-style-name="Table_20_Contents">
      <style:paragraph-properties fo:margin-left="0in" fo:margin-right="0in" fo:margin-top="0in" fo:margin-bottom="0.1043in" fo:text-align="center" style:justify-single-word="false" fo:text-indent="0in" style:auto-text-indent="false" fo:padding="0in" fo:border="none"/>
      <style:text-properties style:font-name="inherit"/>
    </style:style>
    <style:style style:name="P20" style:family="paragraph" style:parent-style-name="Table_20_Contents">
      <style:paragraph-properties fo:padding="0.0291in" fo:border-left="none" fo:border-right="none" fo:border-top="none" fo:border-bottom="0.0008in solid #000000" style:join-border="false"/>
    </style:style>
    <style:style style:name="P21" style:family="paragraph" style:parent-style-name="Standard">
      <style:text-properties fo:color="#ff0000" fo:font-size="14pt" fo:font-weight="bold" style:font-size-asian="14pt" style:font-weight-asian="bold" style:font-size-complex="14pt" style:font-weight-complex="bold"/>
    </style:style>
    <style:style style:name="P22" style:family="paragraph" style:parent-style-name="Standard">
      <style:text-properties fo:color="#ff0000" fo:font-size="16pt" fo:font-weight="bold" style:font-size-asian="16pt" style:font-weight-asian="bold" style:font-size-complex="16pt" style:font-weight-complex="bold"/>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Table_20_Contents">
      <style:text-properties fo:font-size="16pt" style:font-size-asian="16pt" style:font-size-complex="16pt"/>
    </style:style>
    <style:style style:name="P25" style:family="paragraph" style:parent-style-name="Text_20_body">
      <style:text-properties fo:font-variant="normal" fo:text-transform="none" fo:color="#333333" style:font-name="q serif" fo:font-size="12pt" fo:letter-spacing="normal" fo:font-style="normal" fo:font-weight="normal" style:font-size-asian="16pt" style:font-size-complex="16pt"/>
    </style:style>
    <style:style style:name="P26" style:family="paragraph" style:parent-style-name="Text_20_body" style:list-style-name="L8">
      <style:paragraph-properties fo:margin-left="0in" fo:margin-right="0in" fo:margin-top="0in" fo:margin-bottom="0in" fo:orphans="2" fo:widows="2" fo:text-indent="0in" style:auto-text-indent="false" fo:padding="0in" fo:border="none"/>
      <style:text-properties fo:font-variant="normal" fo:text-transform="none" fo:color="#666a73" style:font-name="Benton Sans" fo:font-size="11.25pt" fo:letter-spacing="normal" fo:font-style="normal" fo:font-weight="normal"/>
    </style:style>
    <style:style style:name="P27" style:family="paragraph" style:parent-style-name="Standard">
      <style:text-properties fo:color="#ff3300" fo:font-size="18pt" fo:font-weight="bold" style:font-size-asian="18pt" style:font-weight-asian="bold" style:font-size-complex="18pt" style:font-weight-complex="bold"/>
    </style:style>
    <style:style style:name="P28" style:family="paragraph" style:parent-style-name="Standard" style:list-style-name="L1">
      <style:paragraph-properties fo:margin-left="0in" fo:margin-right="0in" fo:orphans="2" fo:widows="2" fo:text-indent="0in" style:auto-text-indent="false"/>
    </style:style>
    <style:style style:name="P29" style:family="paragraph" style:parent-style-name="Standard" style:list-style-name="L2">
      <style:paragraph-properties fo:margin-left="0in" fo:margin-right="0in" fo:orphans="2" fo:widows="2" fo:text-indent="0in" style:auto-text-indent="false"/>
    </style:style>
    <style:style style:name="P30" style:family="paragraph" style:parent-style-name="Standard" style:list-style-name="L3">
      <style:paragraph-properties fo:margin-left="0in" fo:margin-right="0in" fo:orphans="2" fo:widows="2" fo:text-indent="0in" style:auto-text-indent="false"/>
    </style:style>
    <style:style style:name="P31" style:family="paragraph" style:parent-style-name="Standard" style:list-style-name="L4">
      <style:paragraph-properties fo:margin-left="0in" fo:margin-right="0in" fo:orphans="2" fo:widows="2" fo:text-indent="0in" style:auto-text-indent="false"/>
    </style:style>
    <style:style style:name="P32" style:family="paragraph" style:parent-style-name="Standard" style:list-style-name="L5">
      <style:paragraph-properties fo:margin-left="0in" fo:margin-right="0in" fo:orphans="2" fo:widows="2" fo:text-indent="0in" style:auto-text-indent="false"/>
    </style:style>
    <style:style style:name="P33" style:family="paragraph" style:parent-style-name="Standard" style:list-style-name="L6">
      <style:paragraph-properties fo:margin-left="0in" fo:margin-right="0in" fo:orphans="2" fo:widows="2" fo:text-indent="0in" style:auto-text-indent="false"/>
    </style:style>
    <style:style style:name="P34" style:family="paragraph" style:parent-style-name="Standard" style:list-style-name="L7">
      <style:paragraph-properties fo:margin-left="0in" fo:margin-right="0in" fo:orphans="2" fo:widows="2" fo:text-indent="0in" style:auto-text-indent="false"/>
    </style:style>
    <style:style style:name="P35" style:family="paragraph" style:parent-style-name="Standard" style:list-style-name="L9">
      <style:paragraph-properties fo:margin-left="0in" fo:margin-right="0in" fo:orphans="2" fo:widows="2" fo:text-indent="0in" style:auto-text-indent="false"/>
    </style:style>
    <style:style style:name="P36" style:family="paragraph" style:parent-style-name="Standard" style:list-style-name="L6">
      <style:paragraph-properties fo:margin-left="0in" fo:margin-right="0in" fo:orphans="2" fo:widows="2" fo:text-indent="0in" style:auto-text-indent="false"/>
      <style:text-properties fo:font-variant="normal" fo:text-transform="none" fo:color="#111111" style:font-name="Roboto" fo:font-size="10.5pt" fo:letter-spacing="normal" fo:font-style="normal" fo:font-weight="normal"/>
    </style:style>
    <style:style style:name="P37" style:family="paragraph" style:parent-style-name="Standard" style:list-style-name="L9">
      <style:paragraph-properties fo:margin-left="0in" fo:margin-right="0in" fo:orphans="2" fo:widows="2" fo:text-indent="0in" style:auto-text-indent="false"/>
      <style:text-properties fo:font-variant="normal" fo:text-transform="none" style:font-name="Source Sans Pro" fo:font-size="11.25pt" fo:letter-spacing="normal" fo:font-style="normal" fo:font-weight="normal"/>
    </style:style>
    <style:style style:name="P38" style:family="paragraph" style:parent-style-name="Standard">
      <style:paragraph-properties fo:margin-left="0in" fo:margin-right="0in" fo:text-align="start" style:justify-single-word="false" fo:orphans="2" fo:widows="2" fo:text-indent="0in" style:auto-text-indent="false"/>
    </style:style>
    <style:style style:name="T1" style:family="text">
      <style:text-properties fo:font-variant="normal" fo:text-transform="none" style:font-name="Roboto1" fo:font-size="12pt" fo:letter-spacing="normal" fo:font-style="normal" fo:font-weight="normal"/>
    </style:style>
    <style:style style:name="T2" style:family="text">
      <style:text-properties fo:font-variant="normal" fo:text-transform="none" fo:color="#111111" style:font-name="Roboto" fo:font-size="10.5pt" fo:letter-spacing="normal" fo:font-style="normal" fo:font-weight="normal"/>
    </style:style>
    <style:style style:name="T3" style:family="text">
      <style:text-properties fo:font-variant="normal" fo:text-transform="none" fo:color="#111111" fo:letter-spacing="normal"/>
    </style:style>
    <style:style style:name="T4" style:family="text">
      <style:text-properties fo:font-variant="normal" fo:text-transform="none" style:text-line-through-style="none" style:font-name="Roboto" fo:font-size="10.5pt" fo:letter-spacing="normal" fo:font-style="normal" style:text-underline-style="none" fo:font-weight="normal" style:text-blinking="false"/>
    </style:style>
    <style:style style:name="T5" style:family="text">
      <style:text-properties fo:font-variant="normal" fo:text-transform="none" fo:color="#666a73" style:font-name="Benton Sans" fo:font-size="11.25pt" fo:letter-spacing="normal" fo:font-style="normal" fo:font-weight="normal"/>
    </style:style>
    <style:style style:name="T6" style:family="text">
      <style:text-properties fo:font-variant="normal" fo:text-transform="none" fo:color="#0278b8" style:text-line-through-style="none" style:font-name="Benton Sans" fo:font-size="11.25pt" fo:letter-spacing="normal" fo:font-style="normal" style:text-underline-style="none" fo:font-weight="bold" style:text-blinking="false"/>
    </style:style>
    <style:style style:name="T7" style:family="text">
      <style:text-properties fo:font-variant="normal" fo:text-transform="none" style:font-name="Source Sans Pro" fo:font-size="11.25pt" fo:letter-spacing="normal" fo:font-style="normal" fo:font-weight="normal"/>
    </style:style>
    <style:style style:name="T8" style:family="text">
      <style:text-properties fo:font-variant="normal" fo:text-transform="none" fo:color="#ff0000" style:font-name="Source Sans Pro" fo:font-size="14pt" fo:letter-spacing="normal" fo:font-style="normal" fo:font-weight="bold" style:font-size-asian="14pt" style:font-weight-asian="bold" style:font-size-complex="14pt" style:font-weight-complex="bold"/>
    </style:style>
    <style:style style:name="T9" style:family="text">
      <style:text-properties fo:font-variant="normal" fo:text-transform="none" fo:color="#ff3333" style:font-name="Helvetica Neue" fo:font-size="18pt" fo:letter-spacing="normal" fo:font-style="normal" fo:font-weight="bold" style:font-size-asian="18pt" style:font-weight-asian="bold" style:font-size-complex="18pt" style:font-weight-complex="bold"/>
    </style:style>
    <style:style style:name="T10" style:family="text">
      <style:text-properties fo:font-variant="normal" fo:text-transform="none" fo:color="#242729" style:font-name="Arial1" fo:font-size="11.25pt" fo:letter-spacing="normal" fo:font-style="normal" fo:font-weight="normal"/>
    </style:style>
    <style:style style:name="T11" style:family="text">
      <style:text-properties fo:font-variant="normal" fo:text-transform="none" fo:color="#242729" style:font-name="Consolas" fo:font-size="9.75pt" fo:letter-spacing="normal" fo:font-style="normal" fo:font-weight="normal" fo:background-color="#eff0f1"/>
    </style:style>
    <style:style style:name="T12" style:family="text">
      <style:text-properties fo:font-variant="normal" fo:text-transform="none" fo:color="#242729" fo:letter-spacing="normal"/>
    </style:style>
    <style:style style:name="T13" style:family="text">
      <style:text-properties fo:font-variant="normal" fo:text-transform="none" fo:color="#333333" style:font-name="Helvetica Neue" fo:font-size="9.75pt" fo:letter-spacing="normal" fo:font-style="normal" fo:font-weight="normal"/>
    </style:style>
    <style:style style:name="T14" style:family="text">
      <style:text-properties fo:color="#800000"/>
    </style:style>
    <style:style style:name="T15" style:family="text">
      <style:text-properties fo:color="#00ccff"/>
    </style:style>
    <style:style style:name="T16" style:family="text">
      <style:text-properties fo:font-weight="bold"/>
    </style:style>
    <style:style style:name="T17" style:family="text">
      <style:text-properties fo:color="#6a737c" fo:font-size="15pt"/>
    </style:style>
    <style:style style:name="T18" style:family="text">
      <style:text-properties fo:color="#6a737c" fo:font-size="0.75pt"/>
    </style:style>
    <style:style style:name="T19" style:family="text">
      <style:text-properties fo:color="#4e82c2" style:text-line-through-style="none" fo:font-size="0.75pt" style:text-underline-style="none" style:text-blinking="false"/>
    </style:style>
    <style:style style:name="T20" style:family="text">
      <style:text-properties style:font-name="inherit" fo:font-size="11.25pt"/>
    </style:style>
    <style:style style:name="T21" style:family="text">
      <style:text-properties fo:color="#18529a" style:text-line-through-style="none" style:font-name="inherit" fo:font-size="11.25pt" style:text-underline-style="none" style:text-blinking="false"/>
    </style:style>
    <style:style style:name="T22" style:family="text">
      <style:text-properties fo:font-style="italic"/>
    </style:style>
    <style:style style:name="T23" style:family="text">
      <style:text-properties fo:color="#0000ff"/>
    </style:style>
    <style:style style:name="T2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Development environment for an Ethereum project:</text:p>
      <text:p text:style-name="Standard"/>
      <text:p text:style-name="Standard">### Windows<text:line-break/><text:line-break/>1. Download Python:<text:line-break/> https://www.python.org/downloads/release/python-2712/<text:line-break/><text:line-break/>2. .Net Packages<text:line-break/> https://www.microsoft.com/en-US/download/details.aspx?id=49982<text:line-break/><text:line-break/> https://www.microsoft.com/en-us/download/details.aspx?id=30653<text:line-break/><text:line-break/>3. SSL<text:line-break/> https://slproweb.com/products/Win32OpenSSL.html<text:line-break/><text:line-break/>4. and eventually you also need the Visual Studio, because of the C++ Compiler:<text:line-break/> https://www.visualstudio.com/vs/<text:line-break/><text:line-break/> After downloading the Visual Studio make sure to open one time _a new c++ project_.<text:line-break/><text:line-break/>5. Install the Git-Bash as it comes with a mingw:<text:line-break/> https://git-scm.com/downloads<text:line-break/><text:line-break/>6. Install NodeJS and the Node Package Manager (NPM)<text:line-break/> <text:a xlink:type="simple" xlink:href="https://nodejs.org/en/download/" text:style-name="Internet_20_link" text:visited-style-name="Visited_20_Internet_20_Link">https://nodejs.org/en/download/</text:a></text:p>
      <text:p text:style-name="Standard"/>
      <text:p text:style-name="Standard">7.### Install<text:line-break/><text:line-break/>Install [testrpc] (or use geth) <text:line-break/><text:line-break/>```<text:line-break/>$ npm install -g ethereumjs-testrpc<text:line-break/>```<text:line-break/><text:line-break/>Install [truffle](https://github.com/consensys/truffle):<text:line-break/><text:line-break/>```<text:line-break/>$ npm install -g truffle@2.0.4<text:line-break/>```</text:p>
      <text:p text:style-name="Standard">### Run<text:line-break/><text:line-break/>Run testrpc in one console window:<text:line-break/><text:line-break/>```<text:line-break/>$ testrpc<text:line-break/>```<text:line-break/>In another console window run truffle from project root directory:<text:line-break/><text:soft-page-break/><text:line-break/>```<text:line-break/>$ truffle compile<text:line-break/>$ truffle migrate<text:line-break/>$ truffle test<text:line-break/>$ truffle serve // server at localhost:8080</text:p>
      <text:p text:style-name="Standard"/>
      <text:p text:style-name="P27">Ether vs Gas vs Wei </text:p>
      <text:p text:style-name="P38"><text:span text:style-name="T13">1: wei</text:span><text:line-break/><text:span text:style-name="T13">10^3: (unspecified)</text:span><text:line-break/><text:span text:style-name="T13">10^6: (unspecified)</text:span><text:line-break/><text:span text:style-name="T13">10^9: (unspecified)</text:span><text:line-break/><text:span text:style-name="T13">10^12: szabo</text:span><text:line-break/><text:span text:style-name="T13">10^15: finney</text:span><text:line-break/><text:span text:style-name="T13">10^18: ether</text:span> </text:p>
      <text:p text:style-name="Standard"><text:line-break/><text:span text:style-name="T9">RESOURCES</text:span></text:p>
      <text:p text:style-name="P16">Beginner “What is Ethereum?” links:</text:p>
      <text:p text:style-name="P15">1. http://truffleframework.com/tutorials/ethereum-overview</text:p>
      <text:p text:style-name="P15">2. https://dappsforbeginners.wordpress.com/tutorials/introduction-to-development-on-ethereum/</text:p>
      <text:p text:style-name="P15">Beginner “Dev Setup” links:</text:p>
      <text:p text:style-name="P15">1. http://truffleframework.com/tutorials/how-to-install-truffle-and-testrpc-on-windows-for-bloc kchain-development</text:p>
      <text:p text:style-name="P15">2. http://truffleframework.com/tutorials/building-testing-frontend-app-truffle-3</text:p>
      <text:p text:style-name="P15">Beginner “Dapp Development” links:</text:p>
      <text:p text:style-name="P15">1. http://truffleframework.com/tutorials/truffle-and-metamask</text:p>
      <text:p text:style-name="P15">2. http://truffleframework.com/tutorials/pet-shop</text:p>
      <text:p text:style-name="P15">3. https://github.com/truffle-box</text:p>
      <text:p text:style-name="P23"/>
      <text:p text:style-name="P22">Key concepts:</text:p>
      <table:table table:name="Table8" table:style-name="Table8">
        <table:table-column table:style-name="Table8.A"/>
        <table:table-row>
          <table:table-cell table:style-name="Table8.A1" office:value-type="string">
            <text:p text:style-name="P24">DAPP / Smart Contracts</text:p>
            <text:p text:style-name="P25">A Dapp is a ‘blockchain enabled’ website, where the Smart Contract is what allows it to connect to the blockchain.</text:p>
            <text:p text:style-name="P14">The easiest way to understand this is to understand how traditional websites operate.</text:p>
            <text:p text:style-name="P14">The traditional web application uses HTML, CSS and javascript to render a page. It will also need to grab details from a database utilizing an API . When you go onto Facebook, the page will call an API to grab your personal details and display them on the page.</text:p>
            <text:p text:style-name="P14">You can think of a website like this:</text:p>
            <text:p text:style-name="P14"/>
            <text:p text:style-name="P14">Front End → API → Database</text:p>
            <text:p text:style-name="P14"/>
            <text:p text:style-name="P14">A Dapp is very similar to a traditional web application. The front end uses the <text:span text:style-name="T22">exact same</text:span> technology to render the page. The one critical difference is that instead of an API connecting to a Database, you have a Smart Contract connecting to a blockchain.</text:p>
            <text:p text:style-name="P14">You can think of a Dapp like this:</text:p>
            <text:p text:style-name="P14"/>
            <text:p text:style-name="P14"><text:soft-page-break/>Front End → Smart Contract → Blockchain</text:p>
            <text:p text:style-name="P14"/>
            <text:p text:style-name="P14">While a simplified version of what’s happening, this does illustrate that Smart Contracts are playing the role of the ‘api connector’ to the blockchain.</text:p>
            <text:p text:style-name="P24"/>
          </table:table-cell>
        </table:table-row>
      </table:table>
      <text:p text:style-name="P22"/>
      <table:table table:name="Table6" table:style-name="Table6">
        <table:table-column table:style-name="Table6.A"/>
        <table:table-row>
          <table:table-cell table:style-name="Table6.A1" office:value-type="string">
            <text:p text:style-name="P13"/>
            <text:p text:style-name="P13">What is MetaMask and why is it important</text:p>
            <text:p text:style-name="P12"><text:span text:style-name="T16"><text:line-break/></text:span>MetaMask[1] is a browser plugin that allows users to make Ethereum transactions through regular websites. It facilitates the adoption of Ethereum because it bridges the gap between the user interfaces for Ethereum (eg. Mist browsers, Dapps) and the regular web (eg. Chrome, Firefox, websites). Without this, Ethereum cannot become mainstream because the regular web has a strong network effect which inhibits the average user from switching.</text:p>
            <text:p text:style-name="P12"/>
            <text:p text:style-name="P13">Ethereum vs the Regular Web</text:p>
            <text:p text:style-name="P12"><text:span text:style-name="T16"><text:line-break/></text:span>Suppose you want to use Ethereum to buy a pair of socks from Amazon. The regular web puts Amazon’s servers at the focus: Your browser makes HTTP requests to it for the webpage and sends your payment details to it. However, Ethereum is decentralized. To pay you would have to write your transaction on the Ethereum blockchain through any Ethereum node (could be on your computer or elsewhere) and broadcast it across the network. Amazon would then look at the blockchain to check that Ether has been transferred from your account into its own.</text:p>
            <text:p text:style-name="P12">At the moment, regular web browsers don’t know how to connect to an Ethereum node and read or write to the Ethereum blockchain so you would have to start up your Mist browser and fiddle with little details like eth addresses to make the payment. This is where MetaMask comes in.</text:p>
            <text:p text:style-name="P12"/>
            <text:p text:style-name="P13">Enter MetaMask</text:p>
            <text:p text:style-name="P12"><text:span text:style-name="T16"><text:line-break/></text:span>MetaMask injects a javascript library called web3.js into the namespace of each page your browser loads. web3.js is written by the Ethereum core team, and has functions that regular webpages can use to make read and write requests on the blockchain that are consistent with the existing protocol [2].</text:p>
            <text:p text:style-name="P12">Furthermore, MetaMask allows users to specify which Ethereum node to send these requests to. The ability to send requests to nodes outside of the user’s computers is important because it means that people can use Ethereum without having to download a node consisting the 10+GB blockchain on to their computers.</text:p>
            <text:p text:style-name="Table_20_Contents"/>
          </table:table-cell>
        </table:table-row>
      </table:table>
      <text:p text:style-name="Standard"/>
      <text:p text:style-name="Standard"/>
      <table:table table:name="Table1" table:style-name="Table1">
        <table:table-column table:style-name="Table1.A"/>
        <table:table-column table:style-name="Table1.B"/>
        <table:table-row>
          <table:table-cell table:style-name="Table1.A1" office:value-type="string">
            <text:p text:style-name="Table_20_Contents"># truffle-init-webpack<text:line-break/>Example webpack project with Truffle. Includes contracts, migrations, tests, user interface and webpack build pipeline.<text:line-break/><text:line-break/>## Usage<text:line-break/><text:line-break/>To initialize a project with this exapmple, run `truffle init webpack` inside an empty directory.<text:line-break/><text:line-break/><text:soft-page-break/>## Building and the frontend<text:line-break/><text:line-break/>1. First run `truffle compile`, then run `truffle migrate` to deploy the contracts onto your network of choice (default "development").<text:line-break/>1. Then run `npm run dev` to build the app and serve it on http://localhost:8080<text:line-break/><text:line-break/>## Possible upgrades<text:line-break/><text:line-break/>* Use the webpack hotloader to sense when contracts or javascript have been recompiled and rebuild the application. Contributions welcome!<text:line-break/><text:line-break/>## Common Errors<text:line-break/><text:line-break/>* **Error: Can't resolve '../build/contracts/MetaCoin.json'**<text:line-break/><text:line-break/>This means you haven't compiled or migrated your contracts yet. Run `truffle compile` and `truffle migrate` first.<text:line-break/><text:line-break/>Full error:<text:line-break/><text:line-break/>```<text:line-break/>ERROR in ./app/main.js<text:line-break/>Module not found: Error: Can't resolve '../build/contracts/MetaCoin.json' in '/Users/tim/Documents/workspace/Consensys/test3/app'<text:line-break/> @ ./app/main.js 11:16-59<text:line-break/>```</text:p>
          </table:table-cell>
          <table:table-cell table:style-name="Table1.B1" office:value-type="string">
            <text:p text:style-name="Table_20_Contents"/>
          </table:table-cell>
        </table:table-row>
        <table:table-row>
          <table:table-cell table:style-name="Table1.A2" office:value-type="string">
            <text:p text:style-name="Table_20_Contents">Be careful when you use truffle on windows : it create <text:s/>a conflict with the name</text:p>
            <text:p text:style-name="Table_20_Contents">so instead of using truffle as a cmd directly</text:p>
            <text:p text:style-name="Table_20_Contents">be specific and use this as a cmd : <text:span text:style-name="T14">truffle.cmd</text:span></text:p>
          </table:table-cell>
          <table:table-cell table:style-name="Table1.B2" office:value-type="string">
            <text:p text:style-name="Table_20_Contents"/>
          </table:table-cell>
        </table:table-row>
      </table:table>
      <text:p text:style-name="Standard"/>
      <text:p text:style-name="Standard"/>
      <text:p text:style-name="P22"># Ethereum decentralized applications (commerce platform)</text:p>
      <text:p text:style-name="P22">USE CASE FOR BLOCKCHAIN TECHNOLOGY</text:p>
      <text:p text:style-name="Standard"/>
      <text:p text:style-name="Standard"><text:a xlink:type="simple" xlink:href="https://swarm.city/" text:style-name="Internet_20_link" text:visited-style-name="Visited_20_Internet_20_Link">https://swarm.city</text:a></text:p>
      <text:p text:style-name="Standard"><text:a xlink:type="simple" xlink:href="https://akasha.world/" text:style-name="Internet_20_link" text:visited-style-name="Visited_20_Internet_20_Link">https://akasha.world</text:a></text:p>
      <text:p text:style-name="Standard"><text:a xlink:type="simple" xlink:href="https://gnosis.pm/" text:style-name="Internet_20_link" text:visited-style-name="Visited_20_Internet_20_Link">https://gnosis.pm</text:a></text:p>
      <text:p text:style-name="Standard"><text:a xlink:type="simple" xlink:href="https://ethlance.com/" text:style-name="Internet_20_link" text:visited-style-name="Visited_20_Internet_20_Link">https://ethlance.com</text:a></text:p>
      <text:p text:style-name="Standard"><text:a xlink:type="simple" xlink:href="https://bitnation.co/" text:style-name="Internet_20_link" text:visited-style-name="Visited_20_Internet_20_Link">https://bitnation.co</text:a></text:p>
      <text:p text:style-name="Standard"><text:a xlink:type="simple" xlink:href="https://alice.si/" text:style-name="Internet_20_link" text:visited-style-name="Visited_20_Internet_20_Link">https://alice.si</text:a></text:p>
      <text:p text:style-name="Standard"/>
      <text:p text:style-name="Standard">this company used the blockchain tech to power its cloud storage technology</text:p>
      <text:p text:style-name="Standard"><text:a xlink:type="simple" xlink:href="https://storj.io/" text:style-name="Internet_20_link" text:visited-style-name="Visited_20_Internet_20_Link">https://storj.io</text:a></text:p>
      <text:p text:style-name="Standard"/>
      <text:p text:style-name="Standard">this company aim to bring the smart contract technology into the market</text:p>
      <text:p text:style-name="Standard"><text:a xlink:type="simple" xlink:href="https://www.rootstack.com/" text:style-name="Internet_20_link" text:visited-style-name="Visited_20_Internet_20_Link">https://www.rootstack.com</text:a></text:p>
      <text:p text:style-name="Standard"/>
      <text:p text:style-name="Standard"><text:soft-page-break/>DAPP: (27/10/2017)</text:p>
      <text:p text:style-name="Standard"><text:a xlink:type="simple" xlink:href="http://weifund.io/" text:style-name="Internet_20_link" text:visited-style-name="Visited_20_Internet_20_Link">http://weifund.io</text:a> : smart contract technology that allow people to crow fund projects</text:p>
      <text:p text:style-name="Standard"><text:a xlink:type="simple" xlink:href="https://augur.net/" text:style-name="Internet_20_link" text:visited-style-name="Visited_20_Internet_20_Link">https://augur.net/</text:a> : Decentralized <text:s/>network to predict a market</text:p>
      <text:p text:style-name="Standard"/>
      <text:p text:style-name="Standard"/>
      <text:p text:style-name="Standard"># Technologies</text:p>
      <text:p text:style-name="Standard">Ethereum</text:p>
      <text:p text:style-name="P1"><text:span text:style-name="T1">the Inter-Planetary File System</text:span> </text:p>
      <text:p text:style-name="P1"><text:a xlink:type="simple" xlink:href="https://ipfs.io/" text:style-name="Internet_20_link" text:visited-style-name="Visited_20_Internet_20_Link">https://ipfs.io</text:a></text:p>
      <text:p text:style-name="P1"><text:a xlink:type="simple" xlink:href="https://en.wikipedia.org/wiki/InterPlanetary_File_System" text:style-name="Internet_20_link" text:visited-style-name="Visited_20_Internet_20_Link">https://en.wikipedia.org/wiki/InterPlanetary_File_System</text:a></text:p>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text:line-break/></text:p>
      <text:p text:style-name="P2">Smart contract:</text:p>
      <text:p text:style-name="P4">how the constructor, basic setters, and getters work?</text:p>
      <text:p text:style-name="P1"><text:span text:style-name="T15">Compiler :</text:span> Remix IDE</text:p>
      <text:p text:style-name="P1"><text:span text:style-name="T15">link:</text:span> http://ethereum.github.io/browser-solidity/#version=soljson-v0.4.0+commit.acd334c9.js</text:p>
      <text:p text:style-name="P1"/>
      <table:table table:name="Table2" table:style-name="Table2">
        <table:table-column table:style-name="Table2.A"/>
        <table:table-row>
          <table:table-cell table:style-name="Table2.A1" office:value-type="string">
            <text:p text:style-name="Table_20_Contents">pragma solidity ^0.4.0;<text:line-break/><text:line-break/>contract MyContract {<text:line-break/> <text:s text:c="3"/><text:line-break/> <text:s text:c="3"/>uint myVariable;<text:line-break/> <text:s text:c="3"/><text:line-break/> <text:s text:c="3"/>function MyContract(){<text:line-break/> <text:s text:c="7"/>myVariable = 5;<text:line-break/> <text:s text:c="3"/>}<text:line-break/> <text:s text:c="3"/><text:line-break/> <text:s text:c="3"/>function setMyVariable(uint MyNewVariable){<text:line-break/> <text:s text:c="7"/>myVariable = MyNewVariable;<text:line-break/> <text:s text:c="3"/>}<text:line-break/> <text:s text:c="3"/><text:line-break/> <text:s text:c="3"/>function getMyVariable() constant returns(uint){<text:line-break/> <text:s text:c="7"/>return myVariable;<text:line-break/> <text:s text:c="3"/>}<text:line-break/> <text:s text:c="3"/><text:line-break/>}</text:p>
          </table:table-cell>
        </table:table-row>
      </table:table>
      <text:p text:style-name="P1"><text:soft-page-break/></text:p>
      <text:p text:style-name="P1"/>
      <text:p text:style-name="P1"/>
      <text:list xml:id="list3836317375779742116" text:style-name="L1">
        <text:list-item>
          <text:p text:style-name="P28">keyword payable (so you can send a contract)</text:p>
        </text:list-item>
        <text:list-item>
          <text:p text:style-name="P28">keyword modifier()</text:p>
        </text:list-item>
      </text:list>
      <text:list xml:id="list7341719078925198762" text:style-name="L2">
        <text:list-item>
          <text:p text:style-name="P29">anonymous function, example: (it s also called fallback function/ in order to send ether to this function you also need to make it payable)</text:p>
        </text:list-item>
        <text:list-item>
          <text:p text:style-name="P29">function () {}</text:p>
        </text:list-item>
      </text:list>
      <text:p text:style-name="P1"/>
      <text:p text:style-name="P1"/>
      <text:p text:style-name="P1"/>
      <table:table table:name="Table3" table:style-name="Table3">
        <table:table-column table:style-name="Table3.A"/>
        <table:table-row>
          <table:table-cell table:style-name="Table3.A1" office:value-type="string">
            <text:p text:style-name="Table_20_Contents">pragma solidity ^0.4.0;<text:line-break/>contract MyContract {<text:line-break/> <text:s text:c="3"/>uint myVariable;<text:line-break/> <text:s text:c="3"/>function MyContract() payable{<text:line-break/> <text:s text:c="7"/>myVariable = 5;<text:line-break/> <text:s text:c="3"/>}<text:line-break/> <text:s text:c="3"/>function setMyVariable(uint MyNewVariable){<text:line-break/> <text:s text:c="7"/>myVariable = MyNewVariable;<text:line-break/> <text:s text:c="3"/>}<text:line-break/> <text:s text:c="3"/>function getMyVariable() constant returns(uint){<text:line-break/> <text:s text:c="7"/>return myVariable;<text:line-break/> <text:s text:c="3"/>}<text:line-break/> <text:s text:c="3"/><text:line-break/> <text:s text:c="3"/>function getMyContractBalance() constant returns(uint){<text:line-break/> <text:s text:c="7"/>return this.balance;<text:line-break/> <text:s text:c="3"/>}<text:line-break/> <text:s text:c="3"/>//this is an anonymous function and <text:s/>it also called fallback function<text:line-break/> <text:s text:c="3"/>function () { <text:s/><text:line-break/> <text:s text:c="3"/>}<text:line-break/>}</text:p>
          </table:table-cell>
        </table:table-row>
      </table:table>
      <text:p text:style-name="P1"/>
      <text:p text:style-name="P1"/>
      <text:p text:style-name="P1">How to kill a contract?</text:p>
      <table:table table:name="Table4" table:style-name="Table4">
        <table:table-column table:style-name="Table4.A"/>
        <table:table-row>
          <table:table-cell table:style-name="Table4.A1" office:value-type="string">
            <text:p text:style-name="Table_20_Contents">pragma solidity ^0.4.0;<text:line-break/><text:line-break/>contract MyContract {<text:line-break/> <text:s text:c="3"/><text:line-break/> <text:s text:c="3"/>uint myVariable;<text:line-break/> <text:s text:c="3"/>address owner;<text:line-break/> <text:s text:c="3"/><text:line-break/> <text:s text:c="3"/>//the owner is the message sender // who is the person who is just deploying the contract<text:line-break/> <text:s text:c="3"/>function MyContract() payable{<text:line-break/> <text:s text:c="7"/>myVariable = 5;<text:line-break/> <text:s text:c="7"/>owner = msg.sender;<text:line-break/> <text:s text:c="3"/>}<text:line-break/> <text:s text:c="3"/><text:line-break/> <text:s text:c="3"/>function setMyVariable(uint MyNewVariable){<text:line-break/><text:soft-page-break/> <text:s text:c="7"/>if(msg.sender == owner){<text:line-break/> <text:s text:c="9"/>myVariable = MyNewVariable; <text:s text:c="9"/><text:line-break/> <text:s text:c="7"/>}<text:line-break/> <text:s text:c="3"/>}<text:line-break/> <text:s text:c="3"/><text:line-break/> <text:s text:c="3"/>function getMyVariable() constant returns(uint){<text:line-break/> <text:s text:c="7"/>return myVariable;<text:line-break/> <text:s text:c="3"/>}<text:line-break/> <text:s text:c="3"/><text:line-break/> <text:s text:c="3"/>function getMyContractBalance() constant returns(uint){<text:line-break/> <text:s text:c="7"/>return this.balance;<text:line-break/> <text:s text:c="3"/>}<text:line-break/> <text:s text:c="3"/><text:line-break/> <text:s text:c="3"/>// this is how <text:s/>to kill the contract<text:line-break/> <text:s text:c="3"/>function kill(){<text:line-break/> <text:s text:c="7"/>// make a white list and a black list??<text:line-break/> <text:s text:c="7"/>if(msg.sender == owner){<text:line-break/> <text:s text:c="7"/>suicide(owner);<text:line-break/> <text:s text:c="7"/>} else {<text:line-break/> <text:s text:c="11"/>throw;<text:line-break/> <text:s text:c="7"/>}<text:line-break/> <text:s text:c="3"/>}<text:line-break/> <text:s text:c="3"/><text:line-break/> <text:s text:c="3"/>//this is an anonymous function and <text:s/>it also called fallback function<text:line-break/> <text:s text:c="3"/>function () payable{<text:line-break/> <text:s text:c="7"/><text:line-break/> <text:s text:c="3"/>}<text:line-break/>}</text:p>
          </table:table-cell>
        </table:table-row>
      </table:table>
      <text:p text:style-name="P1"/>
      <text:p text:style-name="P1"/>
      <text:p text:style-name="P1">What is a modifier and how it works? +Inheritance</text:p>
      <table:table table:name="Table5" table:style-name="Table5">
        <table:table-column table:style-name="Table5.A"/>
        <table:table-row>
          <table:table-cell table:style-name="Table5.A1" office:value-type="string">
            <text:p text:style-name="Table_20_Contents">pragma solidity ^0.4.0;<text:line-break/><text:line-break/>contract mortal{<text:line-break/> <text:line-break/> address owner;<text:line-break/> <text:line-break/> modifier onlyowner(){<text:line-break/> if(owner == msg.sender){<text:line-break/> _;<text:line-break/> } else {<text:line-break/> throw;<text:line-break/> }<text:line-break/> }<text:line-break/> <text:line-break/> function mortal(){<text:line-break/> owner = msg.sender;<text:line-break/> }<text:line-break/><text:soft-page-break/> <text:line-break/> function kill() onlyowner{<text:line-break/> suicide(owner);<text:line-break/> }<text:line-break/>}</text:p>
            <text:p text:style-name="P20"/>
            <text:p text:style-name="Table_20_Contents"/>
            <text:p text:style-name="Table_20_Contents">pragma solidity ^0.4.0;<text:line-break/><text:line-break/>import "mortal.sol";<text:line-break/><text:line-break/>contract MyContract is mortal{<text:line-break/> <text:s text:c="3"/><text:line-break/> <text:s text:c="3"/>uint myVariable;<text:line-break/> <text:s text:c="3"/><text:line-break/> <text:s text:c="3"/>//the owner is the message sender // who is the person who is just deploying the contract<text:line-break/> <text:s text:c="3"/>function MyContract() payable{<text:line-break/> <text:s text:c="7"/>myVariable = 5;<text:line-break/> <text:s text:c="3"/>}<text:line-break/> <text:s text:c="3"/><text:line-break/> <text:s text:c="3"/>//onlyowner : solidity will take onlyowner modifier<text:line-break/> <text:s text:c="3"/>function setMyVariable(uint MyNewVariable) onlyowner{<text:line-break/> <text:s text:c="7"/>if(msg.sender == owner){<text:line-break/> <text:s text:c="9"/>myVariable = MyNewVariable; <text:s text:c="9"/><text:line-break/> <text:s text:c="7"/>}<text:line-break/> <text:s text:c="3"/>}<text:line-break/> <text:s text:c="3"/><text:line-break/> <text:s text:c="3"/>function getMyVariable() constant returns(uint){<text:line-break/> <text:s text:c="7"/>return myVariable;<text:line-break/> <text:s text:c="3"/>}<text:line-break/> <text:s text:c="3"/><text:line-break/> <text:s text:c="3"/>function getMyContractBalance() constant returns(uint){<text:line-break/> <text:s text:c="7"/>return this.balance;<text:line-break/> <text:s text:c="3"/>}<text:line-break/> <text:s text:c="3"/><text:line-break/> <text:s text:c="3"/>//this is an anonymous function and <text:s/>it also called fallback function<text:line-break/> <text:s text:c="3"/>function () payable{<text:line-break/> <text:s text:c="7"/><text:line-break/> <text:s text:c="3"/>}<text:line-break/>}</text:p>
          </table:table-cell>
        </table:table-row>
      </table:table>
      <text:p text:style-name="P1"/>
      <text:p text:style-name="P1"/>
      <text:p text:style-name="P8">Best online courses about blockchain technologies:</text:p>
      <text:p text:style-name="P1"/>
      <text:p text:style-name="P1">How to create global variable?</text:p>
      <text:p text:style-name="P1"><text:a xlink:type="simple" xlink:href="http://solidity.readthedocs.io/en/develop/units-and-global-variables.html" text:style-name="Internet_20_link" text:visited-style-name="Visited_20_Internet_20_Link">http://solidity.readthedocs.io/en/develop/units-and-global-variables.html</text:a></text:p>
      <text:p text:style-name="P1">smart contract development</text:p>
      <text:p text:style-name="P1"><text:a xlink:type="simple" xlink:href="https://guide.blockchain.z.com/en/docs/dapp/" text:style-name="Internet_20_link" text:visited-style-name="Visited_20_Internet_20_Link">https://guide.blockchain.z.com/en/docs/dapp/</text:a></text:p>
      <text:p text:style-name="P1"><text:soft-page-break/>udemy courses:</text:p>
      <text:p text:style-name="P1"><text:a xlink:type="simple" xlink:href="https://www.udemy.com/blockchain-developer/learn/v4/overview" text:style-name="Internet_20_link" text:visited-style-name="Visited_20_Internet_20_Link">https://www.udemy.com/blockchain-developer/learn/v4/overview</text:a></text:p>
      <text:p text:style-name="P1"><text:a xlink:type="simple" xlink:href="https://www.udemy.com/ethereum-developer/learn/v4/overview" text:style-name="Internet_20_link" text:visited-style-name="Visited_20_Internet_20_Link">https://www.udemy.com/ethereum-developer/learn/v4/overview</text:a></text:p>
      <text:p text:style-name="P1"/>
      <text:p text:style-name="P1">MetaMask</text:p>
      <text:p text:style-name="P1"><text:a xlink:type="simple" xlink:href="http://truffleframework.com/tutorials/truffle-and-metamask" text:style-name="Internet_20_link" text:visited-style-name="Visited_20_Internet_20_Link">http://truffleframework.com/tutorials/truffle-and-metamask</text:a></text:p>
      <text:p text:style-name="P1"/>
      <text:p text:style-name="P1"/>
      <text:p text:style-name="P9">List of Errors :</text:p>
      <text:p text:style-name="P1"/>
      <text:list xml:id="list7561010872921566808" text:style-name="L3">
        <text:list-item>
          <text:p text:style-name="P30">fsevent is not a constructor ??</text:p>
        </text:list-item>
        <text:list-item>
          <text:p text:style-name="P30">truffle.cmd to run the program (don't use truffle without the extension)</text:p>
        </text:list-item>
        <text:list-item>
          <text:p text:style-name="P30">test</text:p>
        </text:list-item>
      </text:list>
      <text:p text:style-name="P1">4)<text:tab/>eth.web3.compile() doesnt work anymore</text:p>
      <text:list xml:id="list4124075762738116789" text:style-name="L4">
        <text:list-item>
          <text:p text:style-name="P31">Invalid JSON RPC response</text:p>
          <text:p text:style-name="P31">possible solution: <text:span text:style-name="T10">Got it. Damn to updates! Now Remix does not reset field </text:span><text:span text:style-name="Source_20_Text"><text:span text:style-name="T11">value</text:span></text:span><text:span text:style-name="T12"> </text:span><text:span text:style-name="T10">after compilation so it tries to deploy contract and send amount to constructor. Solution is simple: reset </text:span><text:span text:style-name="Source_20_Text"><text:span text:style-name="T11">value</text:span></text:span><text:span text:style-name="T12"> </text:span><text:span text:style-name="T10">field before click </text:span><text:span text:style-name="Source_20_Text"><text:span text:style-name="T11">Run</text:span></text:span><text:span text:style-name="T10">.</text:span> </text:p>
        </text:list-item>
      </text:list>
      <text:p text:style-name="P1"/>
      <text:p text:style-name="P1">6) gas limit exceeded</text:p>
      <text:list xml:id="list2652873301778307643" text:style-name="L5">
        <text:list-item>
          <text:p text:style-name="P32">Uncaught TypeError: t.abi.filter is not a function</text:p>
          <text:p text:style-name="P32">solution: the <text:s/>ABI needs to be defined as an Array not as a String</text:p>
        </text:list-item>
      </text:list>
      <text:list xml:id="list32603891" text:continue-list="list4124075762738116789" text:style-name="L4">
        <text:list-header>
          <text:p text:style-name="P31"/>
        </text:list-header>
      </text:list>
      <text:p text:style-name="P9"/>
      <text:p text:style-name="P9"/>
      <text:p text:style-name="P9">TIPS &amp; TRICKS</text:p>
      <text:p text:style-name="P1"/>
      <text:p text:style-name="P6">Here are some tips I learned by teaching myself solidity (kind of the only way to do it right now). They should help you learn at a quicker pace. The list is summarized below with links: </text:p>
      <text:p text:style-name="P6"/>
      <text:list xml:id="list821462329739841441" text:style-name="L6">
        <text:list-item>
          <text:p text:style-name="P33"><text:span text:style-name="T2">Keep your dev environment simple a. Start using the Solidity remix IDE: </text:span><text:a xlink:type="simple" xlink:href="https://www.youtube.com/redirect?v=CguMgnI5vR0&amp;redir_token=BEdUSKp2JoSUhZI4aulcvaaPTMB8MTUwODg0MzE5OEAxNTA4NzU2Nzk4&amp;event=video_description&amp;q=https%3A%2F%2Fremix.ethereum.org" text:style-name="Internet_20_link" text:visited-style-name="Visited_20_Internet_20_Link"><text:span text:style-name="T4">https://remix.ethereum.org</text:span></text:a></text:p>
        </text:list-item>
        <text:list-item>
          <text:p text:style-name="P36">Keep the first few smart contracts you write simple </text:p>
          <text:p text:style-name="P36"/>
          <text:p text:style-name="P36">a. Avoid doing lots of calculations within your smart contract </text:p>
          <text:p text:style-name="P36">b. Don't worry about calling outside contracts at the start </text:p>
          <text:p text:style-name="P36">c. Look at simple smart contracts to help for reference </text:p>
          <text:p text:style-name="P36"/>
        </text:list-item>
        <text:list-item>
          <text:p text:style-name="P36">Don't worry about blockchain and solidity specific technicalities for your first few smart contracts, such as: </text:p>
          <text:p text:style-name="P36"/>
          <text:p text:style-name="P36">a. gas limit </text:p>
          <text:p text:style-name="P36">b. block times </text:p>
          <text:p text:style-name="P36">c. integer overflow and underflow </text:p>
          <text:p text:style-name="P36">d. storage cost </text:p>
          <text:p text:style-name="P36"/>
        </text:list-item>
        <text:list-item>
          <text:p text:style-name="P36">Don't worry about downloading a bunch of software at once, add one new piece at a time, such as: a. truffle </text:p>
          <text:p text:style-name="P36">b. testrpc </text:p>
          <text:p text:style-name="P36">c. metamask </text:p>
          <text:p text:style-name="P36"/>
        </text:list-item>
      </text:list>
      <text:list xml:id="list4560927700288370306" text:style-name="L7">
        <text:list-item>
          <text:p text:style-name="P34"><text:soft-page-break/><text:span text:style-name="T2">Don't worry about making your smart contract secure right away. once you get a few simple ones done, then look to here </text:span><text:a xlink:type="simple" xlink:href="https://www.youtube.com/redirect?v=CguMgnI5vR0&amp;redir_token=BEdUSKp2JoSUhZI4aulcvaaPTMB8MTUwODg0MzE5OEAxNTA4NzU2Nzk4&amp;event=video_description&amp;q=https%3A%2F%2Fgithub.com%2FConsenSys%2Fsmart-contract-best-practices" text:style-name="Internet_20_link" text:visited-style-name="Visited_20_Internet_20_Link"><text:span text:style-name="T4">https://github.com/ConsenSys/smart-co...</text:span></text:a><text:span text:style-name="T3"> </text:span><text:span text:style-name="T2">to start building secure contracts 6. Read the Solidity documentation: </text:span><text:a xlink:type="simple" xlink:href="https://www.youtube.com/redirect?v=CguMgnI5vR0&amp;redir_token=BEdUSKp2JoSUhZI4aulcvaaPTMB8MTUwODg0MzE5OEAxNTA4NzU2Nzk4&amp;event=video_description&amp;q=http%3A%2F%2Fsolidity.readthedocs.io%2Fen%2Fdevelop%2F" text:style-name="Internet_20_link" text:visited-style-name="Visited_20_Internet_20_Link"><text:span text:style-name="T4">http://solidity.readthedocs.io/en/dev...</text:span></text:a></text:p>
        </text:list-item>
      </text:list>
      <text:p text:style-name="P1"/>
      <text:p text:style-name="P1"/>
      <text:p text:style-name="P9">Courses:</text:p>
      <text:p text:style-name="P11"><text:span text:style-name="T5">In response, </text:span><text:a xlink:type="simple" xlink:href="http://blockapps.net/about-blockapps/" office:target-frame-name="_blank" xlink:show="new" text:style-name="Internet_20_link" text:visited-style-name="Visited_20_Internet_20_Link"><text:span text:style-name="Strong_20_Emphasis"><text:span text:style-name="T6">BlockApps</text:span></text:span></text:a><text:span text:style-name="T5"> offers a course to cover:</text:span></text:p>
      <text:list xml:id="list4435343316903754559" text:style-name="L8">
        <text:list-item>
          <text:p text:style-name="P26">Ethereum – Fundamentals of Ethereum blockchain and the Ethereum Virtual Machine (EVM)</text:p>
        </text:list-item>
        <text:list-item>
          <text:p text:style-name="P26">Solidity – A javascript-like programming language used to write “Smart Contracts”</text:p>
        </text:list-item>
        <text:list-item>
          <text:p text:style-name="P26">STRATO – Build and deploy smart contract applications quickly</text:p>
        </text:list-item>
        <text:list-item>
          <text:p text:style-name="P26">Prototype – Deploy a working Blockchain application based on a supply chain use-case</text:p>
        </text:list-item>
      </text:list>
      <text:p text:style-name="P1"/>
      <text:p text:style-name="P1"/>
      <text:p text:style-name="P1"/>
      <text:p text:style-name="P1"/>
      <text:p text:style-name="P1"/>
      <text:p text:style-name="P1"/>
      <text:p text:style-name="P1"><text:span text:style-name="T8">Project 1 : Prototypical Development of a FinTech Blockchain Trading Platform “SwapDapp”</text:span><text:line-break/><text:line-break/><text:span text:style-name="T7">- based on the Geth / Go Ethereum Framework (incl. Ether - Pudding, Truffle, Whisk, Web3 JS API) and </text:span></text:p>
      <text:p text:style-name="P7">implemented in HTML 5, CSS3, NodeJS, Bootstrap, JavaScript, Facebook React/DOM/Router/Redux, JQuery, AJAX, Linux, GIT and Solidity</text:p>
      <text:p text:style-name="P7"/>
      <text:list xml:id="list7917923968020708432" text:style-name="L9">
        <text:list-item>
          <text:p text:style-name="P37">Developed a trading platform for a class of OTC-derivatives : interest rate swaps by means of the Blockchain technology </text:p>
          <text:p text:style-name="P35"><text:line-break/><text:span text:style-name="T7">- Complex smart contracts were deployed onto the Blockchain</text:span></text:p>
          <text:p text:style-name="P35"><text:line-break/><text:span text:style-name="T7">- Master agreement legal documents were produced upon contract agreement and hash code verification for authentication purposes created as to avoid legal disputes</text:span> </text:p>
        </text:list-item>
      </text:list>
      <text:p text:style-name="P1"/>
      <text:p text:style-name="P1"/>
      <text:p text:style-name="P1">KEYWORDS:</text:p>
      <text:p text:style-name="P1"><text:a xlink:type="simple" xlink:href="https://lunyr.com/#lunyr" text:style-name="Internet_20_link" text:visited-style-name="Visited_20_Internet_20_Link">https://lunyr.com/#lunyr</text:a></text:p>
      <text:p text:style-name="P1"><text:a xlink:type="simple" xlink:href="https://medium.com/@cryptojudgement/lunyr-decentralized-wikipedia-on-the-blockchain-4072606d5fc5" text:style-name="Internet_20_link" text:visited-style-name="Visited_20_Internet_20_Link">https://medium.com/@cryptojudgement/lunyr-decentralized-wikipedia-on-the-blockchain-4072606d5fc5</text:a></text:p>
      <text:p text:style-name="P1"/>
      <text:p text:style-name="P1"/>
      <text:p text:style-name="P1"/>
      <text:p text:style-name="P1">#lunyr #blockchain #Dapps #Crowdsale #Ethereum</text:p>
      <text:p text:style-name="P1"/>
      <text:p text:style-name="P3">INFORMATIONS:</text:p>
      <text:p text:style-name="P1"/>
      <text:p text:style-name="P1"/>
      <table:table table:name="Table7" table:style-name="Table7">
        <table:table-column table:style-name="Table7.A"/>
        <table:table-column table:style-name="Table7.B"/>
        <table:table-row>
          <table:table-cell table:style-name="Table7.A1" office:value-type="string">
            <text:p text:style-name="P19"><text:span text:style-name="T17"><text:line-break/></text:span><text:soft-page-break/><text:span text:style-name="T17">40</text:span><text:span text:style-name="T19">down vote</text:span><text:span text:style-name="T18">accepted</text:span></text:p>
          </table:table-cell>
          <table:table-cell table:style-name="Table7.A1" office:value-type="string">
            <text:p text:style-name="P17">The Ethereum blockchain was designed to be entirely deterministic. This means, <text:soft-page-break/>that if I took the whole history of the network, then replayed it on my computer, I should always end up with the correct state.</text:p>
            <text:p text:style-name="P17">Since the internet is non-deterministic and changes over time, then every time I replayed all of the transactions on the network, I would receive a different answer.</text:p>
            <text:p text:style-name="P17">Determinism is important so that nodes can come to a consensus. If there were a contract that required the number of upvotes on this question, the value could differ from time to time or even place to place, causing nodes in the future or without access to this site to reach different conclusions about the state of the network, thus breaking the consensus.</text:p>
            <text:p text:style-name="P18"><text:span text:style-name="T20">By requiring that every data input is initiated through an external transaction, we can be sure that the blockchain itself contains all of the information required to </text:span><text:span text:style-name="T20">verify itself. By using a single contract-level oracle (</text:span><text:a xlink:type="simple" xlink:href="https://oraclize.it/" text:style-name="Internet_20_link" text:visited-style-name="Visited_20_Internet_20_Link"><text:span text:style-name="T21">https://oraclize.it</text:span></text:a><text:span text:style-name="T20">) instead of a </text:span><text:span text:style-name="T20">network or consensus-level feature, we ensure that there is only one canonical result.</text:span></text:p>
          </table:table-cell>
        </table:table-row>
      </table:table>
      <text:p text:style-name="P1"/>
      <text:p text:style-name="P3"/>
      <text:p text:style-name="P3">Blockchain platforms for developers:</text:p>
      <text:p text:style-name="P1"/>
      <text:p text:style-name="P1"><text:a xlink:type="simple" xlink:href="https://monax.io/" text:style-name="Internet_20_link" text:visited-style-name="Visited_20_Internet_20_Link">https://monax.io</text:a></text:p>
      <text:p text:style-name="P1"/>
      <text:p text:style-name="P1">Banks platform//</text:p>
      <text:p text:style-name="P1"><text:a xlink:type="simple" xlink:href="http://coloredcoins.org/" text:style-name="Internet_20_link" text:visited-style-name="Visited_20_Internet_20_Link">http://coloredcoins.org</text:a></text:p>
      <text:p text:style-name="P1"/>
      <text:p text:style-name="P1"/>
      <text:p text:style-name="P1"/>
      <text:p text:style-name="P1"/>
      <text:p text:style-name="P1"/>
      <text:p text:style-name="P10"><text:span text:style-name="T24">BIGCHAINDB</text:span> : (<text:span text:style-name="T23">IPDB</text:span>)</text:p>
      <text:p text:style-name="P1"/>
      <text:p text:style-name="P1">it's a big data database with some blockchain characteristic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Benton Sans" svg:font-family="'Benton Sans', 'Helvetica Neue', Helvetica, Roboto, Arial, sans-serif"/>
    <style:font-face style:name="Consolas" svg:font-family="Consolas, Menlo, Monaco, 'Lucida Console', 'Liberation Mono', 'DejaVu Sans Mono', 'Bitstream Vera Sans Mono', 'Courier New', monospace, sans-serif"/>
    <style:font-face style:name="Helvetica Neue" svg:font-family="'Helvetica Neue', Helvetica, Arial, sans-serif"/>
    <style:font-face style:name="OpenSymbol" svg:font-family="OpenSymbol"/>
    <style:font-face style:name="Roboto" svg:font-family="Roboto, Arial, sans-serif"/>
    <style:font-face style:name="Roboto1" svg:font-family="Roboto, sans-serif"/>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arial" svg:font-family="arial, sans-serif"/>
    <style:font-face style:name="inherit" svg:font-family="inherit"/>
    <style:font-face style:name="q serif" svg:font-family="'q serif', Georgia, Times, 'Times New Roman', 'Hiragino Kaku Gothic Pro', Meiryo, 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rik en nakdi</meta:initial-creator>
    <meta:creation-date>2017-10-16T11:11:12.95</meta:creation-date>
    <dc:date>2017-11-23T12:41:15.62</dc:date>
    <dc:creator>tarik en nakdi</dc:creator>
    <meta:editing-duration>PT22H2M4S</meta:editing-duration>
    <meta:editing-cycles>74</meta:editing-cycles>
    <meta:generator>OpenOffice/4.1.3$Win32 OpenOffice.org_project/413m1$Build-9783</meta:generator>
    <meta:document-statistic meta:table-count="8" meta:image-count="0" meta:object-count="0" meta:page-count="11" meta:paragraph-count="139" meta:word-count="1988" meta:character-count="14657"/>
  </office:meta>
</office:document-meta>
</file>